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FAAAAA+TimesNewRomanPSMT" svg:font-family="FAAAAA+TimesNewRomanPSMT"/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ourier" fo:font-size="9pt" style:font-name-asian="Courier" style:font-size-asian="9pt" style:font-name-complex="Courier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italic" style:text-underline-style="none" style:font-name-asian="Courier" style:font-size-asian="12pt" style:font-style-asian="italic" style:font-name-complex="Courier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style:font-name-asian="Courier" style:font-size-asian="12pt" style:font-style-asian="italic" style:font-name-complex="Courier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name-asian="Courier" style:font-size-asian="12pt" style:font-style-asian="normal" style:font-name-complex="Courier" style:font-size-complex="12pt" style:font-style-complex="normal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text-underline-style="none" style:font-name-asian="FAAAAA+TimesNewRomanPSMT" style:font-size-asian="12pt" style:font-style-asian="italic" style:font-name-complex="FAAAAA+TimesNewRomanPSMT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FAAAAA+TimesNewRomanPSMT" style:font-size-asian="12pt" style:font-style-asian="italic" style:font-name-complex="FAAAAA+TimesNewRomanPSMT" style:font-size-complex="12pt" style:font-style-complex="italic"/>
    </style:style>
    <style:style style:name="P13" style:family="paragraph" style:parent-style-name="Standard">
      <style:paragraph-properties fo:margin-left="0.018cm" fo:margin-right="0cm" fo:text-indent="0cm" style:auto-text-indent="false">
        <style:tab-stops/>
      </style:paragraph-properties>
      <style:text-properties style:text-underline-style="none"/>
    </style:style>
    <style:style style:name="P14" style:family="paragraph" style:parent-style-name="Standard" style:list-style-name="L2">
      <style:paragraph-properties fo:margin-left="0.018cm" fo:margin-right="0cm" fo:text-indent="0cm" style:auto-text-indent="false">
        <style:tab-stops/>
      </style:paragraph-properties>
      <style:text-properties style:text-underline-style="none"/>
    </style:style>
    <style:style style:name="P15" style:family="paragraph" style:parent-style-name="Standard">
      <style:paragraph-properties fo:margin-left="0.018cm" fo:margin-right="0cm" fo:text-indent="0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/>
    </style:style>
    <style:style style:name="T3" style:family="text">
      <style:text-properties style:font-style-asian="italic"/>
    </style:style>
    <style:style style:name="T4" style:family="text">
      <style:text-properties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" fo:font-size="9pt" style:font-name-asian="Courier" style:font-size-asian="9pt" style:font-name-complex="Courier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ffff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9473003" text:style-name="L1">
        <text:list-item>
          <text:p text:style-name="P2"><text:s/>Trabajando con TC.</text:p>
        </text:list-item>
      </text:list>
      <text:p text:style-name="P1"/>
      <text:p text:style-name="P1"><text:tab/>Con tc podemos realizar las siguientes acciones:</text:p>
      <text:p text:style-name="P1"/>
      <text:list xml:id="list822537793" text:style-name="L2">
        <text:list-item>
          <text:list>
            <text:list-item>
              <text:p text:style-name="P4">add: añade una clase, qdisc o filtro al nodo correspondiente.</text:p>
              <text:p text:style-name="P4">Se debe tener en cuenta que a la hora de crear cualquiera de estas entidades el nodo que será su padre deberá ser valido, ya sea teniendo un ID válido o bien porque este sea el nodo raíz donde se encuentra el dispositivo asociado. </text:p>
            </text:list-item>
          </text:list>
        </text:list-item>
      </text:list>
      <text:p text:style-name="P1"/>
      <text:list xml:id="list583082832" text:continue-numbering="true" text:style-name="L2">
        <text:list-item>
          <text:list>
            <text:list-item>
              <text:p text:style-name="P4">del: elimina el qdisc que corresponda con el identificador 'handler' que se ha indicado.</text:p>
              <text:p text:style-name="P4">Todos los nodos que dependan de él serán eliminadas a su vez, así como sus correspondientes filtros.</text:p>
              <text:p text:style-name="P4"/>
            </text:list-item>
            <text:list-item>
              <text:p text:style-name="P4">change: permite cambiar las características de las entidades creadas. </text:p>
              <text:p text:style-name="P4">No sirve para mover nodos, es decir, no pueden cambiarse sus padres.</text:p>
              <text:p text:style-name="P4"/>
            </text:list-item>
            <text:list-item>
              <text:p text:style-name="P4">replace: reemplaza un nodo por otro, realiza una operación (casi) atómica add/remove sobre alguna de las entidades existentes.</text:p>
              <text:p text:style-name="P4">Si el nodo que será reemplazado por otro no existe, se creará antes de reemplazarlo.</text:p>
              <text:p text:style-name="P4"/>
            </text:list-item>
            <text:list-item>
              <text:p text:style-name="P4">link: realiza una sustitución, al igual que replace, pero en este caso el nodo debe exisitir previamente y solo puede utilizarse para qdisc.</text:p>
              <text:p text:style-name="P4"/>
            </text:list-item>
            <text:list-item>
              <text:p text:style-name="P4">Show: comando que permite mostrar información sobre los arboles creados, tiene disponible una serie de opciones.</text:p>
              <text:list>
                <text:list-item>
                  <text:list>
                    <text:list-item>
                      <text:p text:style-name="P4">-s, -stats, -statistic: muestra estadísticas. </text:p>
                      <text:p text:style-name="P4"/>
                    </text:list-item>
                    <text:list-item>
                      <text:p text:style-name="P4">-d, -details: muestra en la salida información más detallada sobre las tasas y tamaños de las casillas. </text:p>
                      <text:p text:style-name="P4"/>
                    </text:list-item>
                    <text:list-item>
                      <text:p text:style-name="P4">-r, -raw: muestra valores de salida como <text:s/>hexadecimales y en bruto (sin unidades) <text:s/>para los ID de 'handler' </text:p>
                      <text:p text:style-name="P4"/>
                    </text:list-item>
                    <text:list-item>
                      <text:p text:style-name="P4">-p, -pretty: decodifica los filtros de offset y los valores de la máscara en sus equivalentes comandos de filtro basados en TCP / IP. </text:p>
                      <text:p text:style-name="P4"/>
                    </text:list-item>
                    <text:list-item>
                      <text:p text:style-name="P4">-iec: muestra las tasas en unidades de IEC (es decir, 1 K = 1024). 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<text:tab/>La sintaxis de estas ordenes sería la siguiente: </text:p>
      <text:list xml:id="list940957246" text:continue-numbering="true" text:style-name="L2">
        <text:list-item>
          <text:list>
            <text:list-header>
              <text:p text:style-name="P4"/>
              <text:p text:style-name="P14"><text:span text:style-name="T5">tc [qdisc|class] [add|change|replace] dev (device_name) [parent qdisc-id|root] [handle qdisc-id] qdisc [qdisc specific parameters] </text:span><text:s/></text:p>
            </text:list-header>
          </text:list>
        </text:list-item>
      </text:list>
      <text:p text:style-name="P13"/>
      <text:p text:style-name="P13"><text:span text:style-name="T5">tc qdisc del dev (device_name) [parent qdisc-id|root] [handle qdisc-id] qdisc</text:span></text:p>
      <text:p text:style-name="P13"/>
      <text:p text:style-name="P15">tc filters [ add | change | replace ] dev (device_name) [ parent qdisc-id | root ] protocol (protocol) prio priority filtertype [ filtertype specific parameters ] flowid flow-id</text:p>
      <text:p text:style-name="P13"/>
      <text:p text:style-name="P15">tc [ -s, -d, -r, -p, -iec ] qdisc show [ dev DEV ]</text:p>
      <text:p text:style-name="P16">tc [ -s, -d, -r, -p, -iec ] class show dev DEV</text:p>
      <text:p text:style-name="P15"><text:soft-page-break/>tc filter show dev DEV</text:p>
      <text:p text:style-name="P5"/>
      <text:p text:style-name="P1"/>
      <text:p text:style-name="P1"/>
      <text:p text:style-name="P1"/>
      <text:p text:style-name="P1">Ejemplo de creación de qdisc:</text:p>
      <text:p text:style-name="P7">tc qdisc add dev ppp0 root tbf rate 220kbit latency 50ms burst 1540</text:p>
      <text:p text:style-name="P7"/>
      <text:p text:style-name="P9">Ejemplo para la eliminicación que qdisc:</text:p>
      <text:p text:style-name="P7">tc qdisc del dev ra0 root handle 1: prio</text:p>
      <text:p text:style-name="P7"/>
      <text:p text:style-name="P9">Ejemplo de creación de una clase:</text:p>
      <text:p text:style-name="P12"><text:span text:style-name="T1">tc class add dev eth0 parent 1: classid 1:1 htb rate 10 mbit burst </text:span>15k</text:p>
      <text:p text:style-name="P7"/>
      <text:p text:style-name="P9">Ejemplo de creación de un filtro:</text:p>
      <text:p text:style-name="P11">tc filter add dev eth0 protocol ip handle 1 fw classid 1:10</text:p>
      <text:p text:style-name="P7"/>
      <text:p text:style-name="P7"/>
      <text:p text:style-name="P8">PONER MÁS EJEMPLOS DE COMANDOS Y EXPLICAR UN POCO MÁS QUE ES CADA COSA Y LAS OPCIONES DE LAS QDISC Y YA ESTÁ</text:p>
      <text:p text:style-name="P7"/>
      <text:p text:style-name="P7"/>
      <text:p text:style-name="Standard">Tras los ejemplos anteriores vamos a tratar la configuración de las qdisc sin clases, puesto que al depender directamente de la raíz necesitan ser creadas de un modo distinto. A la hora de crear este tipo de entidades siempre será necesario marcar como 'root', nunca podrá marcarselas como 'handler 1:' por ejemplo.</text:p>
      <text:p text:style-name="Standard"/>
      <text:p text:style-name="Standard"/>
      <text:p text:style-name="Standard"/>
      <text:p text:style-name="Standard"/>
      <text:p text:style-name="Standard">Ejemplo interesante:</text:p>
      <text:p text:style-name="Standard"/>
      <text:p text:style-name="Standard"/>
      <text:p text:style-name="P6"># tc qdisc add dev eth0 root handle 1: prio</text:p>
      <text:p text:style-name="P6">## Esto crea *instantáneamente las clases 1:1, 1:2, 1:3</text:p>
      <text:p text:style-name="P6"># tc qdisc add dev eth0 parent 1:1 handle 10: sfq</text:p>
      <text:p text:style-name="P6"># tc qdisc add dev eth0 parent 1:2 handle 20: tbf rate 20kbit buffer 1600 limit 3000</text:p>
      <text:p text:style-name="P10"><text:span text:style-name="T6"># tc qdisc add dev eth0 parent 1:3 handle 30: sf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FAAAAA+TimesNewRomanPSMT" svg:font-family="FAAAAA+TimesNewRomanPSMT"/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i </meta:initial-creator>
    <meta:creation-date>2011-04-28T12:27:53</meta:creation-date>
    <dc:date>2011-04-30T19:13:50</dc:date>
    <dc:creator>ali </dc:creator>
    <meta:editing-duration>PT07H08M10S</meta:editing-duration>
    <meta:editing-cycles>7</meta:editing-cycles>
    <meta:generator>OpenOffice.org/3.1$Linux OpenOffice.org_project/310m19$Build-9420</meta:generator>
    <meta:document-statistic meta:table-count="0" meta:image-count="0" meta:object-count="0" meta:page-count="2" meta:paragraph-count="40" meta:word-count="581" meta:character-count="3276"/>
  </office:meta>
</office:document-meta>
</file>